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TransformerTagSupport.ignorableWhitespace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TransformerTagSupport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TransformerTagSupport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TransformerTagSupport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TransformerTagSupport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TransformerTagSupport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TransformerTagSupport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TransformerTagSupport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rTransformerTagSupport.endElement( String namespace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TransformerTagSupport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TransformerTagSupport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TransformerTagSupport.comment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TransformerTagSupport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TransformerTagSupport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rTransformerTagSupport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TransformerTagSupport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TransformerTagSupport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TransformerTagSupport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TransformerTagSupport.startElement( String namespaceURI , String localName , String q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TransformerTagSupport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